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5915" officeooo:paragraph-rsid="00125915"/>
    </style:style>
    <style:style style:name="P2" style:family="paragraph" style:parent-style-name="Standard">
      <style:text-properties officeooo:rsid="0015fb3f" officeooo:paragraph-rsid="00125915"/>
    </style:style>
    <style:style style:name="P3" style:family="paragraph" style:parent-style-name="Standard">
      <style:text-properties officeooo:rsid="0015fb3f" officeooo:paragraph-rsid="0017c68a"/>
    </style:style>
    <style:style style:name="P4" style:family="paragraph" style:parent-style-name="Standard">
      <style:text-properties officeooo:rsid="0015fb3f" officeooo:paragraph-rsid="001af1a2"/>
    </style:style>
    <style:style style:name="P5" style:family="paragraph" style:parent-style-name="Standard">
      <style:text-properties officeooo:rsid="0015fb3f" officeooo:paragraph-rsid="001c9a97"/>
    </style:style>
    <style:style style:name="P6" style:family="paragraph" style:parent-style-name="Standard">
      <style:text-properties officeooo:rsid="00177adc" officeooo:paragraph-rsid="0017c68a"/>
    </style:style>
    <style:style style:name="P7" style:family="paragraph" style:parent-style-name="Standard">
      <style:text-properties officeooo:rsid="0017c68a" officeooo:paragraph-rsid="0017c68a"/>
    </style:style>
    <style:style style:name="P8" style:family="paragraph" style:parent-style-name="Standard">
      <style:text-properties officeooo:rsid="00191239" officeooo:paragraph-rsid="00191239"/>
    </style:style>
    <style:style style:name="P9" style:family="paragraph" style:parent-style-name="Standard">
      <style:text-properties officeooo:rsid="001c9a97" officeooo:paragraph-rsid="001c9a97"/>
    </style:style>
    <style:style style:name="P10" style:family="paragraph" style:parent-style-name="Standard">
      <style:text-properties officeooo:rsid="001df15b" officeooo:paragraph-rsid="001df15b"/>
    </style:style>
    <style:style style:name="T1" style:family="text">
      <style:text-properties officeooo:rsid="0017c68a"/>
    </style:style>
    <style:style style:name="T2" style:family="text">
      <style:text-properties officeooo:rsid="00184003"/>
    </style:style>
    <style:style style:name="T3" style:family="text">
      <style:text-properties officeooo:rsid="001a7fd6"/>
    </style:style>
    <style:style style:name="T4" style:family="text">
      <style:text-properties officeooo:rsid="001af1a2"/>
    </style:style>
    <style:style style:name="T5" style:family="text">
      <style:text-properties officeooo:rsid="001b3321"/>
    </style:style>
    <style:style style:name="T6" style:family="text">
      <style:text-properties officeooo:rsid="001c9a97"/>
    </style:style>
    <style:style style:name="T7" style:family="text">
      <style:text-properties officeooo:rsid="001f5ea8"/>
    </style:style>
    <style:style style:name="T8" style:family="text">
      <style:text-properties officeooo:rsid="001f7b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-requisite before starting hadoop process :</text:p>
      <text:p text:style-name="P1"/>
      <text:p text:style-name="P1">1) All processes/nodes of hadoop must be started first .</text:p>
      <text:p text:style-name="P1">If not then use following command to start all nodes : </text:p>
      <text:p text:style-name="P1">start-all.sh</text:p>
      <text:p text:style-name="P1"/>
      <text:p text:style-name="P1">2) hive and mysql should be properly installed and should be able to connect to prompts with commands:</text:p>
      <text:p text:style-name="P1">- hive</text:p>
      <text:p text:style-name="P1">- mysql -u root -p</text:p>
      <text:p text:style-name="P2"/>
      <text:p text:style-name="P7">Also</text:p>
      <text:p text:style-name="P6"><text:span text:style-name="T1">3</text:span>) <text:span text:style-name="T1">mysql&gt; create database MiningProcessSchema;</text:span></text:p>
      <text:p text:style-name="P6"/>
      <text:p text:style-name="P8">Step may be oprional if we are going to use MapReduce in future , needed as of now:</text:p>
      <text:p text:style-name="P3"><text:span text:style-name="T2">4</text:span>) Create Ta<text:span text:style-name="T3">b</text:span>le in Mysql for BackForce Assumption and also have data in that through insert script.</text:p>
      <text:p text:style-name="P3"/>
      <text:p text:style-name="P4">-- <text:span text:style-name="T5">mysql&gt; use MiningProcessSchema;</text:span></text:p>
      <text:p text:style-name="P4">-- <text:span text:style-name="T4">mysql&gt; create table BackforceAssumptioData (BackforceStartValue Double, BackforceEndValue Double, Materail VARCHAR(50) , Description VARCHAR(200));</text:span></text:p>
      <text:p text:style-name="P5">--<text:span text:style-name="T6">mysql&gt; insert into BackforceAssumptioData values (0.00,0.50,'SoftSoil','');</text:span></text:p>
      <text:p text:style-name="P9">Query OK, 1 row affected (0.05 sec)</text:p>
      <text:p text:style-name="P9"/>
      <text:p text:style-name="P9">mysql&gt; insert into BackforceAssumptioData values (0.51,0.80,'HardSoil','');</text:p>
      <text:p text:style-name="P9">Query OK, 1 row affected (0.03 sec)</text:p>
      <text:p text:style-name="P9"/>
      <text:p text:style-name="P9">mysql&gt; insert into BackforceAssumptioData values (0.81,1.60,'SoilRock','');</text:p>
      <text:p text:style-name="P9">Query OK, 1 row affected (0.04 sec)</text:p>
      <text:p text:style-name="P9"/>
      <text:p text:style-name="P9">mysql&gt; insert into BackforceAssumptioData values (1.61,2.20,'Iron','');</text:p>
      <text:p text:style-name="P9">Query OK, 1 row affected (0.02 sec)</text:p>
      <text:p text:style-name="P9"/>
      <text:p text:style-name="P9">mysql&gt; insert into BackforceAssumptioData values (2.21,3.20,'Zync','');</text:p>
      <text:p text:style-name="P9">Query OK, 1 row affected (0.03 sec)</text:p>
      <text:p text:style-name="P9"/>
      <text:p text:style-name="P9">mysql&gt; insert into BackforceAssumptioData values (3.21,3.50,'Alumina','');</text:p>
      <text:p text:style-name="P9">Query OK, 1 row affected (0.02 sec)</text:p>
      <text:p text:style-name="P9"/>
      <text:p text:style-name="P9">mysql&gt; insert into BackforceAssumptioData values (3.51,4.60,'Magnasium','');</text:p>
      <text:p text:style-name="P9">Query OK, 1 row affected (0.03 sec)</text:p>
      <text:p text:style-name="P9"/>
      <text:p text:style-name="P9">mysql&gt; insert into BackforceAssumptioData values (4.61,5.00,'HardRock','');</text:p>
      <text:p text:style-name="P9">Query OK, 1 row affected (0.03 sec)</text:p>
      <text:p text:style-name="P9"/>
      <text:p text:style-name="P10">5) For <text:span text:style-name="T7">drill data in </text:span>hdfs we are using load data command , load data actually removes file from hdfs and load into hive. While as using command external table keeps it as it is in hfds, and creates metastore in hi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2T13:05:12.342615352</meta:creation-date>
    <dc:date>2016-03-04T23:16:08.098191138</dc:date>
    <meta:editing-duration>PT19H2M14S</meta:editing-duration>
    <meta:editing-cycles>18</meta:editing-cycles>
    <meta:generator>LibreOffice/4.4.2.2$Linux_X86_64 LibreOffice_project/40m0$Build-2</meta:generator>
    <meta:document-statistic meta:table-count="0" meta:image-count="0" meta:object-count="0" meta:page-count="1" meta:paragraph-count="30" meta:word-count="259" meta:character-count="1801" meta:non-whitespace-character-count="1572"/>
  </office:meta>
</office:document-meta>
</file>